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14C30000016EC17DD87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Lucidasans" svg:font-family="Lucidasans"/>
    <style:font-face style:name="OpenSymbol" svg:font-family="OpenSymbol"/>
    <style:font-face style:name="StarSymbol" svg:font-family="StarSymbol, 'Arial Unicode MS'"/>
    <style:font-face style:name="Arial" svg:font-family="Arial" style:font-family-generic="swiss"/>
    <style:font-face style:name="arial" svg:font-family="arial" style:font-family-generic="swiss"/>
    <style:font-face style:name="DejaVu Sans1" svg:font-family="'DejaVu Sans'" style:font-pitch="variable"/>
    <style:font-face style:name="Berling Antiqua" svg:font-family="'Berling Antiqua', 'Times New Roman'"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Tabla1" style:family="table">
      <style:table-properties style:width="17.35cm" fo:margin-left="0.169cm" table:align="left" style:writing-mode="lr-tb"/>
    </style:style>
    <style:style style:name="Tabla1.A" style:family="table-column">
      <style:table-column-properties style:column-width="4.12cm"/>
    </style:style>
    <style:style style:name="Tabla1.B" style:family="table-column">
      <style:table-column-properties style:column-width="13.229cm"/>
    </style:style>
    <style:style style:name="Tabla1.1" style:family="table-row">
      <style:table-row-properties fo:keep-together="auto"/>
    </style:style>
    <style:style style:name="Tabla1.A1" style:family="table-cell">
      <style:table-cell-properties style:vertical-align="top" fo:padding="0cm" fo:border-left="0.1pt solid #000000" fo:border-right="none" fo:border-top="0.1pt solid #000000" fo:border-bottom="0.1pt solid #000000" style:writing-mode="lr-tb"/>
    </style:style>
    <style:style style:name="Tabla1.B1" style:family="table-cell">
      <style:table-cell-properties style:vertical-align="top" fo:padding="0cm" fo:border="0.1pt solid #000000" style:writing-mode="lr-tb"/>
    </style:style>
    <style:style style:name="Tabla1.A2" style:family="table-cell">
      <style:table-cell-properties style:vertical-align="top" fo:padding="0cm" fo:border-left="0.1pt solid #000000" fo:border-right="none" fo:border-top="none" fo:border-bottom="0.1pt solid #000000" style:writing-mode="lr-tb"/>
    </style:style>
    <style:style style:name="Tabla1.B2" style:family="table-cell">
      <style:table-cell-properties style:vertical-align="top" fo:padding="0cm" fo:border-left="0.1pt solid #000000" fo:border-right="0.1pt solid #000000" fo:border-top="none" fo:border-bottom="0.1pt solid #000000" style:writing-mode="lr-tb"/>
    </style:style>
    <style:style style:name="Table1" style:family="table">
      <style:table-properties style:width="17.59cm" table:align="margins" style:writing-mode="lr-tb"/>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Footer">
      <style:paragraph-properties fo:margin-top="0cm" fo:margin-bottom="0.101cm" fo:text-align="center" style:justify-single-word="false"/>
    </style:style>
    <style:style style:name="P2" style:family="paragraph" style:parent-style-name="Texto_20_independiente_20_2">
      <style:paragraph-properties fo:line-height="150%"/>
      <style:text-properties style:use-window-font-color="true" style:font-name="DejaVu Sans" fo:font-size="11pt" fo:language="es" fo:country="VE" style:font-size-asian="11pt" style:language-asian="zxx" style:country-asian="none" style:font-name-complex="arial" style:font-size-complex="11pt" style:language-complex="ar" style:country-complex="SA"/>
    </style:style>
    <style:style style:name="P3" style:family="paragraph" style:parent-style-name="Texto_20_independiente_20_2">
      <style:paragraph-properties fo:line-height="150%" fo:text-align="justify" style:justify-single-word="false"/>
      <style:text-properties style:use-window-font-color="true" style:font-name="DejaVu Sans" fo:font-size="11pt" fo:language="es" fo:country="ES" fo:font-weight="normal" fo:background-color="transparent" style:font-name-asian="Arial1" style:font-size-asian="11pt" style:language-asian="zxx" style:country-asian="none" style:font-weight-asian="normal" style:font-name-complex="Tahoma" style:font-size-complex="11pt" style:language-complex="zxx" style:country-complex="none" style:font-weight-complex="normal"/>
    </style:style>
    <style:style style:name="P4" style:family="paragraph" style:parent-style-name="Texto_20_independiente_20_2">
      <style:paragraph-properties fo:line-height="150%"/>
      <style:text-properties style:font-name="DejaVu Sans" fo:font-size="11pt" style:font-size-asian="11pt" style:font-size-complex="11pt"/>
    </style:style>
    <style:style style:name="P5" style:family="paragraph" style:parent-style-name="Texto_20_independiente_20_2">
      <style:paragraph-properties fo:line-height="150%" fo:text-align="justify" style:justify-single-word="false"/>
      <style:text-properties style:font-name="DejaVu Sans" fo:font-size="11pt" style:font-size-asian="11pt" style:font-size-complex="11pt"/>
    </style:style>
    <style:style style:name="P6" style:family="paragraph" style:parent-style-name="Footnote">
      <style:paragraph-properties fo:line-height="150%" fo:text-align="start" style:justify-single-word="false"/>
      <style:text-properties style:font-name="DejaVu Sans" fo:font-size="11pt" style:font-size-asian="11pt" style:font-size-complex="11pt"/>
    </style:style>
    <style:style style:name="P7" style:family="paragraph" style:parent-style-name="Footnote">
      <style:paragraph-properties fo:line-height="150%" fo:text-align="center" style:justify-single-word="false"/>
      <style:text-properties style:font-name="DejaVu Sans" fo:font-size="11pt" fo:font-weight="bold" style:font-size-asian="11pt" style:font-weight-asian="bold" style:font-size-complex="11pt" style:font-weight-complex="bold"/>
    </style:style>
    <style:style style:name="P8" style:family="paragraph" style:parent-style-name="Footnote">
      <style:paragraph-properties fo:line-height="150%" fo:text-align="justify" style:justify-single-word="false"/>
      <style:text-properties style:font-name="DejaVu Sans" fo:font-size="9pt" fo:font-weight="bold" style:font-size-asian="9pt" style:font-weight-asian="bold" style:font-size-complex="9pt" style:font-weight-complex="bold"/>
    </style:style>
    <style:style style:name="P9" style:family="paragraph" style:parent-style-name="Footnote">
      <style:paragraph-properties fo:line-height="150%" fo:text-align="start" style:justify-single-word="false"/>
      <style:text-properties style:use-window-font-color="true" style:font-name="DejaVu Sans" fo:font-size="11pt" fo:language="es" fo:country="VE" fo:font-weight="bold" style:font-size-asian="11pt" style:language-asian="zxx" style:country-asian="none" style:font-weight-asian="bold" style:font-name-complex="arial" style:font-size-complex="11pt" style:language-complex="ar" style:country-complex="SA" style:font-weight-complex="bold"/>
    </style:style>
    <style:style style:name="P10" style:family="paragraph" style:parent-style-name="Standard">
      <style:paragraph-properties fo:line-height="150%" fo:text-align="center" style:justify-single-word="false"/>
      <style:text-properties style:use-window-font-color="true" style:font-name="DejaVu Sans" fo:font-size="11pt" fo:language="es" fo:country="VE" fo:font-weight="bold" style:font-size-asian="11pt" style:language-asian="zxx" style:country-asian="none" style:font-weight-asian="bold" style:font-name-complex="arial" style:font-size-complex="11pt" style:language-complex="ar" style:country-complex="SA"/>
    </style:style>
    <style:style style:name="P11" style:family="paragraph" style:parent-style-name="Standard">
      <style:paragraph-properties fo:line-height="150%" fo:text-align="justify" style:justify-single-word="false"/>
      <style:text-properties style:font-name="DejaVu Sans" fo:font-size="9pt" fo:font-weight="bold" style:font-size-asian="9pt" style:font-weight-asian="bold" style:font-size-complex="9pt" style:font-weight-complex="bold"/>
    </style:style>
    <style:style style:name="P12" style:family="paragraph" style:parent-style-name="Standard">
      <style:paragraph-properties fo:text-align="center" style:justify-single-word="false"/>
      <style:text-properties style:font-name="DejaVu Sans"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style:font-name="DejaVu Sans" fo:font-size="11pt" fo:font-weight="bold" style:font-size-asian="11pt" style:font-weight-asian="bold" style:font-size-complex="11pt" style:font-weight-complex="bold"/>
    </style:style>
    <style:style style:name="P14" style:family="paragraph" style:parent-style-name="Standard">
      <style:paragraph-properties fo:line-height="150%" fo:text-align="justify" style:justify-single-word="false"/>
      <style:text-properties style:font-name="DejaVu Sans" fo:font-size="11pt" fo:font-weight="bold" style:font-size-asian="11pt" style:font-weight-asian="bold" style:font-size-complex="11pt" style:font-weight-complex="bold"/>
    </style:style>
    <style:style style:name="P15" style:family="paragraph" style:parent-style-name="Standard">
      <style:paragraph-properties fo:line-height="100%" fo:text-align="justify" style:justify-single-word="false"/>
      <style:text-properties style:font-name="DejaVu Sans" fo:font-size="11pt" fo:font-weight="bold" style:font-size-asian="11pt" style:font-weight-asian="bold" style:font-size-complex="11pt"/>
    </style:style>
    <style:style style:name="P16" style:family="paragraph" style:parent-style-name="Standard">
      <style:paragraph-properties fo:text-align="center" style:justify-single-word="false"/>
      <style:text-properties style:font-name="DejaVu Sans" fo:font-size="11pt" style:text-underline-style="none" fo:font-weight="normal" style:font-size-asian="11pt" style:font-weight-asian="normal" style:font-size-complex="11pt" style:font-weight-complex="normal"/>
    </style:style>
    <style:style style:name="P17" style:family="paragraph" style:parent-style-name="Standard">
      <style:paragraph-properties fo:text-align="center" style:justify-single-word="false"/>
      <style:text-properties style:font-name="DejaVu Sans" fo:font-size="11pt" style:text-underline-style="none" style:font-size-asian="11pt" style:font-size-complex="11pt"/>
    </style:style>
    <style:style style:name="P18" style:family="paragraph" style:parent-style-name="Standard">
      <style:paragraph-properties fo:text-align="justify" style:justify-single-word="false"/>
      <style:text-properties style:font-name="DejaVu Sans" fo:font-size="11pt" fo:font-weight="normal" style:font-size-asian="11pt" style:font-weight-asian="normal" style:font-size-complex="11pt" style:font-weight-complex="normal"/>
    </style:style>
    <style:style style:name="P19" style:family="paragraph" style:parent-style-name="Standard">
      <style:paragraph-properties fo:line-height="100%" fo:text-align="justify" style:justify-single-word="false"/>
      <style:text-properties style:font-name="DejaVu Sans" fo:font-size="11pt" fo:font-weight="normal" style:font-size-asian="11pt" style:font-weight-asian="normal" style:font-size-complex="11pt" style:font-weight-complex="normal"/>
    </style:style>
    <style:style style:name="P20" style:family="paragraph" style:parent-style-name="Standard">
      <style:paragraph-properties fo:line-height="100%" fo:text-align="justify" style:justify-single-word="false"/>
      <style:text-properties style:font-name="DejaVu Sans" fo:font-size="11pt" fo:font-weight="normal" fo:background-color="transparent"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font-name="DejaVu Sans" fo:font-size="11pt" style:font-size-asian="11pt" style:font-size-complex="11pt"/>
    </style:style>
    <style:style style:name="P22" style:family="paragraph" style:parent-style-name="Standard">
      <style:paragraph-properties fo:text-align="center" style:justify-single-word="false"/>
      <style:text-properties style:font-name="DejaVu Sans" fo:font-size="11pt" style:font-size-asian="11pt" style:font-size-complex="11pt"/>
    </style:style>
    <style:style style:name="P23" style:family="paragraph" style:parent-style-name="Standard">
      <style:paragraph-properties fo:line-height="150%" fo:text-align="justify" style:justify-single-word="false"/>
      <style:text-properties style:font-name="DejaVu Sans" fo:font-size="11pt" style:font-size-asian="11pt" style:font-size-complex="11pt"/>
    </style:style>
    <style:style style:name="P24" style:family="paragraph" style:parent-style-name="Standard">
      <style:paragraph-properties fo:text-align="justify" style:justify-single-word="false"/>
      <style:text-properties fo:color="#0047ff" style:font-name="DejaVu Sans" fo:font-size="11pt" style:font-size-asian="11pt" style:font-size-complex="11pt"/>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paragraph-properties fo:text-align="center" style:justify-single-word="false" fo:break-before="page"/>
      <style:text-properties style:font-name="DejaVu Sans" fo:font-size="11pt" fo:font-weight="bold" style:font-size-asian="11pt" style:font-weight-asian="bold" style:font-size-complex="11pt" style:font-weight-complex="bold"/>
    </style:style>
    <style:style style:name="P27" style:family="paragraph" style:parent-style-name="Standard">
      <style:paragraph-properties fo:line-height="100%" fo:text-align="justify" style:justify-single-word="false" fo:background-color="transparent">
        <style:background-image/>
      </style:paragraph-properties>
      <style:text-properties style:font-name="DejaVu Sans" fo:font-size="11pt" fo:font-weight="normal" style:font-size-asian="11pt" style:font-weight-asian="normal" style:font-size-complex="11pt" style:font-weight-complex="normal"/>
    </style:style>
    <style:style style:name="P28" style:family="paragraph" style:parent-style-name="Table_20_Heading">
      <style:paragraph-properties fo:line-height="150%" fo:text-align="start" style:justify-single-word="false" style:snap-to-layout-grid="false"/>
      <style:text-properties style:use-window-font-color="true" style:font-name="DejaVu Sans" fo:font-size="11pt" fo:language="es" fo:country="VE" fo:font-style="normal" fo:font-weight="norm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9" style:family="paragraph" style:parent-style-name="Table_20_Heading">
      <style:paragraph-properties fo:line-height="150%" fo:text-align="start" style:justify-single-word="false"/>
      <style:text-properties style:use-window-font-color="true" style:font-name="DejaVu Sans" fo:font-size="11pt" fo:language="es" fo:country="VE" fo:font-style="normal" fo:font-weight="normal"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Table_20_Heading">
      <style:paragraph-properties fo:line-height="150%" fo:text-align="center" style:justify-single-word="false" style:snap-to-layout-grid="false"/>
      <style:text-properties style:use-window-font-color="true" style:font-name="DejaVu Sans" fo:font-size="11pt" fo:language="es" fo:country="VE" fo:font-style="normal" fo:font-weight="bold"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31" style:family="paragraph" style:parent-style-name="Table_20_Contents">
      <style:paragraph-properties fo:line-height="150%" fo:text-align="start" style:justify-single-word="false"/>
      <style:text-properties style:use-window-font-color="true" style:font-name="DejaVu Sans" fo:font-size="11pt" fo:language="es" fo:country="VE" fo:font-style="normal" style:font-name-asian="Times New Roman" style:font-size-asian="11pt" style:language-asian="zxx" style:country-asian="none" style:font-style-asian="normal" style:font-name-complex="arial" style:font-size-complex="11pt" style:language-complex="ar" style:country-complex="SA" style:font-style-complex="normal"/>
    </style:style>
    <style:style style:name="P32" style:family="paragraph" style:parent-style-name="Table_20_Contents">
      <style:paragraph-properties fo:line-height="150%" fo:text-align="start" style:justify-single-word="false" style:snap-to-layout-grid="false"/>
      <style:text-properties style:use-window-font-color="true" style:font-name="DejaVu Sans" fo:font-size="11pt" fo:language="es" fo:country="VE" fo:font-style="normal" style:font-name-asian="Times New Roman" style:font-size-asian="11pt" style:language-asian="zxx" style:country-asian="none" style:font-style-asian="normal" style:font-name-complex="arial" style:font-size-complex="11pt" style:language-complex="ar" style:country-complex="SA" style:font-style-complex="normal"/>
    </style:style>
    <style:style style:name="P33" style:family="paragraph" style:parent-style-name="Table_20_Contents">
      <style:paragraph-properties fo:line-height="150%" fo:text-align="center" style:justify-single-word="false" style:snap-to-layout-grid="false"/>
      <style:text-properties style:use-window-font-color="true" style:font-name="DejaVu Sans" fo:font-size="11pt" fo:language="es" fo:country="VE" fo:font-style="normal" style:font-name-asian="Times New Roman" style:font-size-asian="11pt" style:language-asian="zxx" style:country-asian="none" style:font-style-asian="normal" style:font-name-complex="arial" style:font-size-complex="11pt" style:language-complex="ar" style:country-complex="SA" style:font-style-complex="normal"/>
    </style:style>
    <style:style style:name="P34" style:family="paragraph" style:parent-style-name="Table_20_Contents">
      <style:paragraph-properties fo:line-height="150%" fo:text-align="start" style:justify-single-word="false" style:snap-to-layout-grid="false"/>
      <style:text-properties style:use-window-font-color="true" style:font-name="DejaVu Sans" fo:font-size="11pt" fo:language="es" fo:country="VE" fo:font-style="normal" style:font-size-asian="11pt" style:language-asian="zxx" style:country-asian="none" style:font-style-asian="normal" style:font-name-complex="arial" style:font-size-complex="11pt" style:language-complex="ar" style:country-complex="SA" style:font-style-complex="normal"/>
    </style:style>
    <style:style style:name="P35" style:family="paragraph" style:parent-style-name="Table_20_Contents">
      <style:paragraph-properties fo:text-align="center" style:justify-single-word="false"/>
      <style:text-properties style:font-name="DejaVu Sans" fo:font-size="11pt" fo:font-weight="bold" style:font-size-asian="11pt" style:font-weight-asian="bold" style:font-size-complex="11pt" style:font-weight-complex="bold"/>
    </style:style>
    <style:style style:name="P36" style:family="paragraph" style:parent-style-name="Standard" style:master-page-name="Standard">
      <style:paragraph-properties fo:line-height="150%" fo:text-align="center" style:justify-single-word="false" style:page-number="auto"/>
      <style:text-properties style:use-window-font-color="true" style:font-name="DejaVu Sans" fo:font-size="11pt" fo:language="es" fo:country="VE" style:font-size-asian="11pt" style:language-asian="zxx" style:country-asian="none" style:font-name-complex="arial" style:font-size-complex="11pt" style:language-complex="ar" style:country-complex="SA"/>
    </style:style>
    <style:style style:name="P37" style:family="paragraph" style:parent-style-name="Standard" style:list-style-name="L1">
      <style:paragraph-properties fo:line-height="150%" fo:text-align="justify" style:justify-single-word="false"/>
      <style:text-properties style:use-window-font-color="true" style:font-name="DejaVu Sans" fo:font-size="11pt" fo:language="es" fo:country="ES" fo:font-weight="normal" fo:background-color="transparent" style:font-name-asian="Arial1" style:font-size-asian="11pt" style:language-asian="zxx" style:country-asian="none" style:font-weight-asian="normal" style:font-name-complex="Tahoma" style:font-size-complex="11pt" style:language-complex="zxx" style:country-complex="none" style:font-weight-complex="normal"/>
    </style:style>
    <style:style style:name="P38" style:family="paragraph" style:parent-style-name="Standard" style:list-style-name="L2">
      <style:paragraph-properties fo:text-align="justify" style:justify-single-word="false"/>
      <style:text-properties style:font-name="DejaVu Sans" fo:font-size="11pt" fo:font-weight="bold" style:font-size-asian="11pt" style:font-weight-asian="bold" style:font-size-complex="11pt" style:font-weight-complex="bold"/>
    </style:style>
    <style:style style:name="P39" style:family="paragraph" style:parent-style-name="Standard" style:list-style-name="L7">
      <style:paragraph-properties fo:line-height="100%" fo:text-align="justify" style:justify-single-word="false"/>
      <style:text-properties style:font-name="DejaVu Sans" fo:font-size="11pt" fo:font-weight="bold" style:font-size-asian="11pt" style:font-weight-asian="bold" style:font-size-complex="11pt"/>
    </style:style>
    <style:style style:name="P40" style:family="paragraph" style:parent-style-name="Standard" style:list-style-name="L2">
      <style:paragraph-properties fo:text-align="justify" style:justify-single-word="false"/>
      <style:text-properties style:font-name="DejaVu Sans" fo:font-size="11pt" style:font-size-asian="11pt" style:font-size-complex="11pt"/>
    </style:style>
    <style:style style:name="P41" style:family="paragraph" style:parent-style-name="Standard" style:list-style-name="L3">
      <style:paragraph-properties fo:text-align="justify" style:justify-single-word="false"/>
      <style:text-properties style:font-name="DejaVu Sans" fo:font-size="11pt" style:font-size-asian="11pt" style:font-size-complex="11pt"/>
    </style:style>
    <style:style style:name="P42" style:family="paragraph" style:parent-style-name="Standard" style:list-style-name="L7">
      <style:paragraph-properties fo:line-height="100%" fo:text-align="justify" style:justify-single-word="false"/>
      <style:text-properties style:font-name="DejaVu Sans" fo:font-size="11pt" style:font-size-asian="11pt" style:font-size-complex="11pt"/>
    </style:style>
    <style:style style:name="P43" style:family="paragraph" style:parent-style-name="Standard" style:list-style-name="L2">
      <style:paragraph-properties fo:text-align="justify" style:justify-single-word="false"/>
      <style:text-properties style:font-name="DejaVu Sans" fo:font-size="11pt" fo:font-weight="normal" style:font-size-asian="11pt" style:font-weight-asian="normal" style:font-size-complex="11pt" style:font-weight-complex="normal"/>
    </style:style>
    <style:style style:name="P44" style:family="paragraph" style:parent-style-name="Texto_20_independiente_20_2" style:list-style-name="L1">
      <style:paragraph-properties fo:line-height="150%" fo:text-align="justify" style:justify-single-word="false"/>
      <style:text-properties style:use-window-font-color="true" style:font-name="DejaVu Sans" fo:font-size="11pt" fo:language="es" fo:country="ES" fo:font-weight="normal" fo:background-color="transparent" style:font-name-asian="Arial1" style:font-size-asian="11pt" style:language-asian="zxx" style:country-asian="none" style:font-weight-asian="normal" style:font-name-complex="Tahoma" style:font-size-complex="11pt" style:language-complex="zxx" style:country-complex="none" style:font-weight-complex="normal"/>
    </style:style>
    <style:style style:name="P45" style:family="paragraph" style:parent-style-name="Texto_20_independiente_20_2" style:list-style-name="L1">
      <style:paragraph-properties fo:line-height="150%" fo:text-align="justify" style:justify-single-word="false"/>
      <style:text-properties style:font-name="DejaVu Sans" fo:font-size="11pt" style:font-size-asian="11pt" style:font-size-complex="11pt"/>
    </style:style>
    <style:style style:name="P46" style:family="paragraph" style:parent-style-name="Table_20_Contents" style:list-style-name="L4">
      <style:paragraph-properties fo:text-align="start" style:justify-single-word="false"/>
      <style:text-properties style:font-name="DejaVu Sans" fo:font-size="11pt" fo:font-weight="bold" style:font-size-asian="11pt" style:font-weight-asian="bold" style:font-size-complex="11pt" style:font-weight-complex="bold"/>
    </style:style>
    <style:style style:name="P47" style:family="paragraph" style:parent-style-name="Table_20_Contents" style:list-style-name="L5">
      <style:paragraph-properties fo:text-align="start" style:justify-single-word="false"/>
      <style:text-properties style:font-name="DejaVu Sans" fo:font-size="11pt" fo:font-weight="bold" style:font-size-asian="11pt" style:font-weight-asian="bold" style:font-size-complex="11pt" style:font-weight-complex="bold"/>
    </style:style>
    <style:style style:name="P48" style:family="paragraph" style:parent-style-name="Table_20_Contents" style:list-style-name="L6">
      <style:paragraph-properties fo:text-align="start" style:justify-single-word="false"/>
      <style:text-properties style:font-name="DejaVu Sans" fo:font-size="11pt" style:font-size-asian="11pt" style:font-size-complex="11pt"/>
    </style:style>
    <style:style style:name="T1" style:family="text">
      <style:text-properties style:use-window-font-color="true" style:font-name="Arial" fo:font-size="10pt" fo:language="es" fo:country="ES" fo:font-style="italic" fo:font-weight="bold" style:font-name-asian="Arial"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2" style:family="text">
      <style:text-properties style:use-window-font-color="true" style:font-name="Arial" fo:font-size="10pt" fo:language="es" fo:country="ES" fo:font-style="italic" fo:font-weight="bold" style:font-name-asian="Arial Unicode MS"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3" style:family="text">
      <style:text-properties style:use-window-font-color="true" style:font-name="Arial" fo:font-size="10pt" fo:language="es" fo:country="ES" fo:font-style="italic" fo:font-weight="bold"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4" style:family="text">
      <style:text-properties style:use-window-font-color="true" fo:language="es" fo:country="VE" fo:font-weight="bold" style:font-name-asian="Times New Roman" style:language-asian="zxx" style:country-asian="none" style:font-weight-asian="bold" style:font-name-complex="arial" style:language-complex="ar" style:country-complex="SA"/>
    </style:style>
    <style:style style:name="T5" style:family="text">
      <style:text-properties style:use-window-font-color="true" fo:language="es" fo:country="VE" fo:font-weight="bold" style:font-name-asian="Times New Roman" style:language-asian="zxx" style:country-asian="none" style:font-weight-asian="bold" style:font-name-complex="arial" style:language-complex="ar" style:country-complex="SA" style:font-weight-complex="bold"/>
    </style:style>
    <style:style style:name="T6" style:family="text">
      <style:text-properties style:use-window-font-color="true" fo:language="es" fo:country="VE" fo:font-weight="bold" style:font-name-asian="arial" style:language-asian="zxx" style:country-asian="none" style:font-weight-asian="bold" style:font-name-complex="arial" style:language-complex="ar" style:country-complex="SA" style:font-weight-complex="bold"/>
    </style:style>
    <style:style style:name="T7" style:family="text">
      <style:text-properties style:use-window-font-color="true" fo:language="es" fo:country="VE" fo:font-weight="bold" style:language-asian="zxx" style:country-asian="none" style:font-weight-asian="bold" style:font-name-complex="arial" style:language-complex="ar" style:country-complex="SA" style:font-weight-complex="bold"/>
    </style:style>
    <style:style style:name="T8" style:family="text">
      <style:text-properties style:use-window-font-color="true" fo:language="es" fo:country="VE" style:font-name-asian="Times New Roman" style:language-asian="zxx" style:country-asian="none" style:font-name-complex="arial" style:language-complex="ar" style:country-complex="SA"/>
    </style:style>
    <style:style style:name="T9" style:family="text">
      <style:text-properties style:use-window-font-color="true" fo:language="es" fo:country="VE" fo:font-weight="normal" style:font-name-asian="Times New Roman" style:language-asian="zxx" style:country-asian="none" style:font-weight-asian="normal" style:font-name-complex="arial" style:language-complex="ar" style:country-complex="SA" style:font-weight-complex="normal"/>
    </style:style>
    <style:style style:name="T10" style:family="text">
      <style:text-properties style:use-window-font-color="true" fo:language="es" fo:country="VE" fo:font-weight="normal" style:font-name-asian="arial" style:language-asian="zxx" style:country-asian="none" style:font-weight-asian="normal" style:font-name-complex="arial" style:language-complex="ar" style:country-complex="SA" style:font-weight-complex="normal"/>
    </style:style>
    <style:style style:name="T11" style:family="text">
      <style:text-properties style:use-window-font-color="true" fo:language="es" fo:country="VE" fo:font-weight="normal" style:language-asian="zxx" style:country-asian="none" style:font-weight-asian="normal" style:font-name-complex="arial" style:language-complex="ar" style:country-complex="SA" style:font-weight-complex="normal"/>
    </style:style>
    <style:style style:name="T12" style:family="text">
      <style:text-properties style:use-window-font-color="true" fo:language="es" fo:country="VE" style:font-name-asian="arial" style:language-asian="zxx" style:country-asian="none" style:font-name-complex="arial" style:language-complex="ar" style:country-complex="SA"/>
    </style:style>
    <style:style style:name="T13" style:family="text">
      <style:text-properties style:use-window-font-color="true" fo:language="es" fo:country="VE" style:language-asian="zxx" style:country-asian="none" style:font-name-complex="arial" style:language-complex="ar" style:country-complex="SA"/>
    </style:style>
    <style:style style:name="T14" style:family="text">
      <style:text-properties style:use-window-font-color="true" fo:language="es" fo:country="ES" style:font-name-asian="Times New Roman" style:language-asian="zxx" style:country-asian="none" style:font-name-complex="arial" style:language-complex="ar" style:country-complex="SA"/>
    </style:style>
    <style:style style:name="T15" style:family="text">
      <style:text-properties style:use-window-font-color="true" fo:language="es" fo:country="ES" fo:font-weight="normal" style:font-name-asian="Times New Roman" style:language-asian="zxx" style:country-asian="none" style:font-weight-asian="normal" style:font-name-complex="arial" style:language-complex="ar" style:country-complex="SA" style:font-weight-complex="normal"/>
    </style:style>
    <style:style style:name="T16" style:family="text">
      <style:text-properties style:use-window-font-color="true" fo:language="es" fo:country="ES" fo:font-weight="normal" fo:background-color="transparent" style:font-name-asian="Arial1" style:language-asian="zxx" style:country-asian="none" style:font-weight-asian="normal" style:font-name-complex="Tahoma" style:language-complex="zxx" style:country-complex="none" style:font-weight-complex="norma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font-weight="bold" style:font-name-asian="Times New Roman" style:font-weight-asian="bold"/>
    </style:style>
    <style:style style:name="T21" style:family="text">
      <style:text-properties fo:font-weight="bold" style:font-name-asian="arial" style:font-weight-asian="bold"/>
    </style:style>
    <style:style style:name="T22" style:family="text">
      <style:text-properties fo:font-weight="normal" style:font-weight-asian="normal" style:font-weight-complex="normal"/>
    </style:style>
    <style:style style:name="T23" style:family="text">
      <style:text-properties style:font-weight-complex="bold"/>
    </style:style>
    <style:style style:name="T24" style:family="text">
      <style:text-properties fo:color="#0047ff"/>
    </style:style>
    <style:style style:name="T25" style:family="text">
      <style:text-properties fo:background-color="transparent"/>
    </style:style>
    <style:style style:name="T26" style:family="text">
      <style:text-properties style:font-name-asian="Times New Roman"/>
    </style:style>
    <style:style style:name="T27" style:family="text">
      <style:text-properties style:font-name-asian="arial"/>
    </style:style>
    <style:style style:name="T28" style:family="text">
      <style:text-properties style:font-name="DejaVu Sans" fo:font-size="11pt" style:font-size-asian="11pt" style:font-size-complex="11pt"/>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fo:font-weight="bold" style:font-weight-asian="bold" style:font-weight-complex="bold"/>
    </style:style>
    <style:style style:name="fr1" style:family="graphic" style:parent-style-name="Label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20">NOTA</text:span><text:span text:style-name="T21"> </text:span><text:span text:style-name="T17">DE</text:span><text:span text:style-name="T21"> </text:span><text:span text:style-name="T17">ENTREGA</text:span></text:p>
      <text:p text:style-name="P10"/>
      <text:p text:style-name="P6"><text:span text:style-name="T4">PARA</text:span><text:span text:style-name="T8">:<text:tab/></text:span><text:span text:style-name="T5">LEDYS</text:span><text:span text:style-name="T6"> </text:span><text:span text:style-name="T7">CHIRINOS</text:span></text:p>
      <text:p text:style-name="P6"><text:span text:style-name="T5"><text:tab/><text:tab/></text:span><text:span text:style-name="T9">Directora</text:span><text:span text:style-name="T10"> </text:span><text:span text:style-name="T11">de</text:span><text:span text:style-name="T10"> E</text:span><text:span text:style-name="T11">ducación</text:span><text:span text:style-name="T10"> </text:span><text:span text:style-name="T11">de</text:span><text:span text:style-name="T10"> </text:span><text:span text:style-name="T11">Fundabit</text:span></text:p>
      <text:p text:style-name="P9"><text:span text:style-name="T26">CCO:<text:tab/><text:tab/>MIRIAM</text:span><text:span text:style-name="T27"> </text:span>QUINTANA</text:p>
      <text:p text:style-name="P6"><text:span text:style-name="T5"><text:tab/><text:tab/></text:span><text:span text:style-name="T10">Coordinadora </text:span><text:span text:style-name="T11">de la Dirección de </text:span><text:span text:style-name="T10">E</text:span><text:span text:style-name="T11">ducación</text:span><text:span text:style-name="T10"> </text:span><text:span text:style-name="T11">de</text:span><text:span text:style-name="T10"> </text:span><text:span text:style-name="T11">Fundabit</text:span></text:p>
      <text:p text:style-name="P6"><text:span text:style-name="T4">DE</text:span><text:span text:style-name="T8">:<text:tab/><text:tab/></text:span><text:span text:style-name="T5">JOSE F. GUERRERO R y JONATHAN A. CARDOZO <text:s/>G.</text:span></text:p>
      <text:p text:style-name="P6"><text:span text:style-name="T5"><text:tab/><text:tab/></text:span><text:span text:style-name="T9">Analistas</text:span><text:span text:style-name="T10"> de Sistemas </text:span></text:p>
      <text:p text:style-name="P4"><text:span text:style-name="T4">FECHA</text:span><text:span text:style-name="T8">:<text:tab/>15</text:span><text:span text:style-name="T12"> </text:span><text:span text:style-name="T13">de</text:span><text:span text:style-name="T12"> Octubre </text:span><text:span text:style-name="T13">de</text:span><text:span text:style-name="T12"> </text:span><text:span text:style-name="T13">2012</text:span></text:p>
      <text:p text:style-name="P2"/>
      <text:p text:style-name="P5"><text:span text:style-name="T14"><text:tab/></text:span><text:span text:style-name="T15">Reciba un cordial saludo, la presente tiene la finalidad de hacer entrega </text:span><text:span text:style-name="T16">de los resultados de las pruebas realizadas al Sistema Operativo Canaima 3.1 según lo acordado en la primera mesa técnica Fundabit-CNTI, a continuación se describe el contenido del informe:</text:span></text:p>
      <text:p text:style-name="P3"/>
      <text:list xml:id="list1360664419" text:style-name="L1">
        <text:list-item>
          <text:p text:style-name="P44">Requerimientos de Software para ReDA “Sembrando para el futuro”.</text:p>
        </text:list-item>
        <text:list-item>
          <text:p text:style-name="P37">Consideraciones técnicas de el ReDA “Sembrando para el futuro”. </text:p>
        </text:list-item>
        <text:list-item>
          <text:p text:style-name="P37">Comparación de compatibilidad y operatividad entre el software de Canaima 2.0 y 3.1.</text:p>
        </text:list-item>
        <text:list-item>
          <text:p text:style-name="P37">Pruebas del SO Canaima 3.1.</text:p>
        </text:list-item>
        <text:list-item>
          <text:p text:style-name="P37">Consideraciones a futuro para SO Canaima.</text:p>
          <text:p text:style-name="P45"/>
        </text:list-item>
      </text:list>
      <table:table table:name="Tabla1" table:style-name="Tabla1">
        <table:table-column table:style-name="Tabla1.A"/>
        <table:table-column table:style-name="Tabla1.B"/>
        <table:table-header-rows>
          <table:table-row table:style-name="Tabla1.1">
            <table:table-cell table:style-name="Tabla1.A1" office:value-type="string">
              <text:p text:style-name="P28"><text:span text:style-name="T26">RECIBIDO</text:span><text:span text:style-name="T27"> </text:span>POR:</text:p>
              <text:p text:style-name="P29"/>
            </table:table-cell>
            <table:table-cell table:style-name="Tabla1.B1" office:value-type="string">
              <text:p text:style-name="P30"/>
            </table:table-cell>
          </table:table-row>
        </table:table-header-rows>
        <table:table-row table:style-name="Tabla1.1">
          <table:table-cell table:style-name="Tabla1.A2" office:value-type="string">
            <text:p text:style-name="P32">FECHA:</text:p>
            <text:p text:style-name="P31"/>
          </table:table-cell>
          <table:table-cell table:style-name="Tabla1.B2" office:value-type="string">
            <text:p text:style-name="P33"/>
          </table:table-cell>
        </table:table-row>
        <table:table-row table:style-name="Tabla1.1">
          <table:table-cell table:style-name="Tabla1.A2" office:value-type="string">
            <text:p text:style-name="P34"><text:span text:style-name="T26">FIRMA</text:span><text:span text:style-name="T27"> </text:span>Y<text:span text:style-name="T27"> </text:span>SELLO:</text:p>
            <text:p text:style-name="P32"/>
            <text:p text:style-name="P32"/>
            <text:p text:style-name="P32"/>
          </table:table-cell>
          <table:table-cell table:style-name="Tabla1.B2" office:value-type="string">
            <text:p text:style-name="P33"/>
          </table:table-cell>
        </table:table-row>
      </table:table>
      <text:p text:style-name="P7"/>
      <text:p text:style-name="P7"/>
      <text:p text:style-name="P8">JG/JC/</text:p>
      <text:p text:style-name="P26">Primer Informe Mesa Técnica CNTI-Fundabit </text:p>
      <text:p text:style-name="P12">ReDA “Sembrando para el Futuro”</text:p>
      <text:p text:style-name="P16"><text:span text:style-name="T18">python-pygame/ blender/ eSpeak</text:span> /<text:span text:style-name="T18">Festival /HTML5 /CSS3 /WebGL</text:span></text:p>
      <text:p text:style-name="P17"/>
      <text:p text:style-name="P13">1.- Requerimientos de Software para ReDA “Sembrando para el futuro”</text:p>
      <text:p text:style-name="P13"/>
      <text:p text:style-name="P18"><text:tab/>Para comenzar es importante resaltar que el ReDA “Sembrando para el futuro” fue elaborado en el lenguaje de programación <text:span text:style-name="T18">python</text:span> utilizando la librería <text:span text:style-name="T18">python-pygame </text:span>y el intérprete virtual que forma parte del recurso fue elaborado utilizando <text:span text:style-name="T18">blender</text:span>, por lo que se debe considerar tener dichos software instalados para que el ReDA se pueda ejecutar, mientras que el lector de pantalla puede funcionar con diferentes sintetizadores de voz de los cuales se recomiendan <text:span text:style-name="T18">eSpeak</text:span> o <text:span text:style-name="T18">Festival</text:span>. Ahora bien, para cumplir con estas dependencias el sistema debe contar con los siguientes paquetes instalados:</text:p>
      <text:p text:style-name="P18"/>
      <text:list xml:id="list1543528308" text:style-name="L2">
        <text:list-item>
          <text:p text:style-name="P38">python &gt;= 2.6: <text:span text:style-name="T22">Es el lenguaje utilizado para la creación del recurso y para manipular el interprete virtual (viene incluido por defecto).</text:span></text:p>
        </text:list-item>
        <text:list-item>
          <text:p text:style-name="P40"><text:span text:style-name="T18">python-pygame &gt;= 1.8: </text:span><text:span text:style-name="T22">Conjunto de librerías utilizado para manejar imágenes, texto, audio, eventos, entre otros elementos, en python. </text:span></text:p>
        </text:list-item>
        <text:list-item>
          <text:p text:style-name="P40"><text:span text:style-name="T18">speech-dispatcher: </text:span><text:span text:style-name="T22">Es una interfaz que permite comunicarse con varios sintetizadores de voz.</text:span></text:p>
        </text:list-item>
        <text:list-item>
          <text:p text:style-name="P40"><text:span text:style-name="T18">python-speechd: </text:span><text:span text:style-name="T22">Es una librería de python que permite comunicarse con speech-dispatcher.</text:span></text:p>
        </text:list-item>
        <text:list-item>
          <text:p text:style-name="P40"><text:span text:style-name="T18">wmctrl: </text:span><text:span text:style-name="T22">Es una herramienta de linea de comandos que permite interactuar con ventanas compatibles con el manejador de ventanas X. </text:span></text:p>
        </text:list-item>
        <text:list-item>
          <text:p text:style-name="P40"><text:span text:style-name="T30">blender</text:span><text:span text:style-name="T22"> </text:span><text:span text:style-name="T18">&gt;= 2.6: </text:span><text:span text:style-name="T22">Herramienta en la que se creo y se ejecuta el intérprete virtual.</text:span></text:p>
        </text:list-item>
      </text:list>
      <text:p text:style-name="P18"/>
      <text:p text:style-name="P21"><text:span text:style-name="T22"><text:tab/>Aunado a esto, si se desea trabajar con el sintetizador de voz <text:s/></text:span><text:span text:style-name="T18">eSpeak</text:span><text:span text:style-name="T22"> es suficiente instalar:</text:span></text:p>
      <text:list xml:id="list871898437" text:continue-numbering="true" text:style-name="L2">
        <text:list-header>
          <text:p text:style-name="P43"/>
        </text:list-header>
        <text:list-item>
          <text:p text:style-name="P40"><text:span text:style-name="T18">espeak: </text:span><text:span text:style-name="T22">Sintetizador de voz muy ligero, fácil de configurar, pero usa voces robóticas.</text:span></text:p>
        </text:list-item>
        <text:list-item>
          <text:p text:style-name="P38">espeak-data: <text:span text:style-name="T22">Contiene archivos de datos y librerías compartidas utilizadas por el sintetizador de voz espeak.</text:span></text:p>
        </text:list-item>
        <text:list-item>
          <text:p text:style-name="P38">libespeak1: <text:span text:style-name="T22">Librería compartida del sintetizador de voz espeak.</text:span></text:p>
        </text:list-item>
      </text:list>
      <text:p text:style-name="P13"/>
      <text:p text:style-name="P18"><text:tab/>Por otra parte, si se requiere trabajar con el sintetizador de voz Festival es necesario instalar:</text:p>
      <text:p text:style-name="P13"/>
      <text:list xml:id="list1039748534" text:continue-numbering="true" text:style-name="L2">
        <text:list-item>
          <text:p text:style-name="P38">festival: <text:span text:style-name="T22">Sintetizador de voz alternativo que ofrece mejores resultados y puede utilizar otras voces mas realistas. Su configuración es mas complicada (viene instalado desde Canaima 3.1).</text:span></text:p>
        </text:list-item>
        <text:list-item>
          <text:p text:style-name="P38">festival-freebsoft-utils: <text:span text:style-name="T22">Utilidades complementarias de Festival, que proporcionan funcionalidad adicional.</text:span></text:p>
        </text:list-item>
        <text:list-item>
          <text:p text:style-name="P40"><text:span text:style-name="T18">speech-dispatcher-festival:</text:span> Contiene documentación adicional para utilizar speech-dispatcher conjuntamente con festival (opcional).</text:p>
        </text:list-item>
        <text:list-item>
          <text:p text:style-name="P40"><text:span text:style-name="T18">festvox-palpc16k: </text:span><text:span text:style-name="T22">Voz masculina en español para el sintetizador de voz Festival.</text:span></text:p>
        </text:list-item>
        <text:list-item>
          <text:p text:style-name="P40"><text:span text:style-name="T18">festvox-sflpc16k: </text:span><text:span text:style-name="T22">Voz femenina en español para el sintetizador de voz festival</text:span> (viene instalado desde Canaima 3.1).</text:p>
        </text:list-item>
        <text:list-item>
          <text:p text:style-name="P38"><text:soft-page-break/>sox: <text:s/><text:span text:style-name="T22">Utilidad de linea de comandos que puede convertir varios formatos de sonido.</text:span></text:p>
        </text:list-item>
        <text:list-item>
          <text:p text:style-name="P38">libsox1b: <text:span text:style-name="T22">Librería utilizada por sox para la conversión de formatos de sonido.</text:span></text:p>
        </text:list-item>
        <text:list-item>
          <text:p text:style-name="P38">libsox-fmt-base: <text:span text:style-name="T22">Formatos de audio soportados por sox.</text:span> </text:p>
        </text:list-item>
        <text:list-item>
          <text:p text:style-name="P38">libsox-fmt-alsa: <text:span text:style-name="T22">Librería del formato de entrada y salida <text:s/>del sistema alsa para sox.</text:span></text:p>
        </text:list-item>
      </text:list>
      <text:p text:style-name="P13"/>
      <text:p text:style-name="P18"><text:tab/>A continuación se procede a explicar los pasos a seguir para configurar correctamente el sintetizador de voz festival:</text:p>
      <text:p text:style-name="P18"/>
      <text:list xml:id="list231567167" text:style-name="L3">
        <text:list-item>
          <text:p text:style-name="P41">Añadir archivo de configuración <text:span text:style-name="T18">festival.scm</text:span> en el directorio <text:span text:style-name="T18">/etc</text:span>. Dicho archivo debe contener la siguiente configuración:</text:p>
        </text:list-item>
      </text:list>
      <text:p text:style-name="P21"><text:tab/></text:p>
      <text:p text:style-name="P21"><text:tab/><text:span text:style-name="T24">(Parameter.set 'Audio_Command "aplay -q -c 1 -t raw -f s16 -r $SR $FILE") </text:span></text:p>
      <text:p text:style-name="P24"><text:tab/>(Parameter.set 'Audio_Method 'Audio_Command) </text:p>
      <text:p text:style-name="P24"><text:tab/>(set! voice_default 'voice_JuntaDeAndalucia_es_sf_diphone) </text:p>
      <text:p text:style-name="P24"><text:tab/>(set! server_access_list '("localhost\\.localdomain" "localhost"))</text:p>
      <text:list xml:id="list1618822388" text:continue-numbering="true" text:style-name="L3">
        <text:list-header>
          <text:p text:style-name="P41"/>
        </text:list-header>
        <text:list-item>
          <text:p text:style-name="P41">Configurar festival para arrancar al inicio del sistema como servidor mediante el comando <text:span text:style-name="T18">festival --server</text:span><text:span text:style-name="T22">. </text:span></text:p>
          <text:p text:style-name="P41"/>
        </text:list-item>
        <text:list-item>
          <text:p text:style-name="P41">Configurar <text:span text:style-name="T18">speech-dispatcher</text:span> mediante el comando <text:span text:style-name="T18">spd-conf </text:span><text:span text:style-name="T22">para definir a festival como el sintetizador de voz por defecto.</text:span></text:p>
        </text:list-item>
      </text:list>
      <text:p text:style-name="P13"/>
      <text:p text:style-name="P13">2.- Consideraciones técnicas de el ReDA “Sembrando para el futuro”</text:p>
      <text:p text:style-name="P22"/>
      <text:p text:style-name="P19"><text:tab/>El intérprete virtual esta optimizado para funcionar de forma fluida en los computadores Canaima sin embargo, ésta optimización implica reducir el nivel de detalles gráficos del intérprete virtual. Para conseguir un mayor nivel de detalle seria necesario mejorar el hardware de gráficos de las Canaima o el driver de video utilizado actualmente.</text:p>
      <text:p text:style-name="P19"/>
      <text:p text:style-name="P27"><text:tab/>De igual forma el sintetizador de voz <text:span text:style-name="T18">espeak</text:span> tiende a sobrecargarse cuando se hacen llamados sucesivos en un corto periodo de tiempo, lo que ocasiona que el sintetizador deje de funcionar aunque el recurso continué normalmente. Este inconveniente no sucede en computadores de escritorio con procesadores mas potentes. No se ha podido determinar aun cual es la causa o el conjunto de acciones exactos que ocasionan una sobrecarga en el proceso del sintetizador. Como alternativa se recomienda utilizar festival como sintetizador por defecto<text:span text:style-name="T18"> </text:span><text:span text:style-name="T25">debido a que las pruebas realizadas hasta la fecha no arrojan sobrecarga en la portátil Canaima. </text:span></text:p>
      <text:p text:style-name="P19"/>
      <text:p text:style-name="P19"><text:tab/><text:span text:style-name="T25">Actualmente el desarrollo del recurso se realiza mediante un conjunto de módulos para creación de video juegos denominado </text:span><text:span text:style-name="T19">python-pygame</text:span><text:span text:style-name="T25">, el cual cuenta con herramientas para manipulación básica de imágenes, texto, sonido, eventos, entre otras. Sin embargo pygame tiene serias limitaciones al momento de incorporar elementos como botones, cuadros de textos o selectores, los cuales ya existen de manera nativa en otros </text:span><text:span text:style-name="T25">entornos (HTML) pero en pygame es necesario crearlos desde cero ó usar librerías de terceros que no son completamente funcionales y/o eficientes.</text:span></text:p>
      <text:p text:style-name="P20"><text:soft-page-break/></text:p>
      <text:p text:style-name="P13">3.- Comparación de compatibilidad y operatividad entre el software de Canaima 2.0 y 3.1.</text:p>
      <text:p text:style-name="P13"/>
      <text:p text:style-name="P13"><text:span text:style-name="T22"><text:tab/></text:span>Canaima 2.0</text:p>
      <text:p text:style-name="P13"/>
      <text:p text:style-name="P18"><text:tab/>En el recurso 3D denominado <text:span text:style-name="T18">ReDA 1</text:span>, la cantidad de fotogramas por segundos se ve bastante reducida incluso en el nivel de calidad mas bajo, lo cual influye de manera negativa en la fluidez al navegar a través del recurso. La velocidad de actualización ronda entre 2 y 10 fotogramas por segundo.</text:p>
      <text:p text:style-name="P18"/>
      <text:p text:style-name="P18"><text:tab/>Adicionalmente la falta de compatibilidad con funciones especificas de CSS3 y HTML5 como son el uso de <text:span text:style-name="T18">canvas</text:span> y estilos característicos de estas nuevas versiones, hace el uso de el recurso aún menos eficiente por utilizar funciones obsoletas de los lenguajes.</text:p>
      <text:p text:style-name="P18"/>
      <text:p text:style-name="P13"><text:tab/>Canaima 3.1</text:p>
      <text:p text:style-name="P13"/>
      <text:p text:style-name="P13"><text:tab/><text:span text:style-name="T22">En esta versión se aprecia un mejor uso de los recursos de hardware gracias a las actualizaciones de los controladores, cambios en el núcleo del sistema operativo y otras mejoras del mismo. Se visualiza con mayor fluidez el recurso mencionado anteriormente. La velocidad de actualización aumento notablemente y ronda entre 1 y 30 fotogramas por segundo. </text:span></text:p>
      <text:p text:style-name="P18"/>
      <text:p text:style-name="P18"><text:tab/>La actualización del navegador Cunagüaro para el soporte de compatibilidades entre estilos CSS3 y capacidad de renderizado en canvas por medio de HTML5 mejora sustancialmente la operatividad y compatibilidad del sistema. <text:tab/></text:p>
      <text:p text:style-name="P18"/>
      <text:p text:style-name="P18"><text:tab/>El siguiente cuadro comparativo muestra de manera resumida las mejoras del rendimiento en Canaima 3.1: </text:p>
      <text:p text:style-name="P18"/>
      <text:p text:style-name="P18"/>
      <table:table table:name="Table1" table:style-name="Table1">
        <table:table-column table:style-name="Table1.A"/>
        <table:table-column table:style-name="Table1.B"/>
        <table:table-row>
          <table:table-cell table:style-name="Table1.A1" office:value-type="string">
            <text:p text:style-name="P35">Canaima 2.0</text:p>
          </table:table-cell>
          <table:table-cell table:style-name="Table1.B1" office:value-type="string">
            <text:p text:style-name="P35">Canaima 3.1</text:p>
          </table:table-cell>
        </table:table-row>
        <table:table-row>
          <table:table-cell table:style-name="Table1.A2" table:number-columns-spanned="2" office:value-type="string">
            <text:p text:style-name="P35">Calidad Alta</text:p>
          </table:table-cell>
          <table:covered-table-cell/>
        </table:table-row>
        <table:table-row>
          <table:table-cell table:style-name="Table1.A3" office:value-type="string">
            <text:list xml:id="list1382862135" text:style-name="L4">
              <text:list-item>
                <text:p text:style-name="P46">FPS: <text:span text:style-name="T22">2 – 10 </text:span></text:p>
              </text:list-item>
              <text:list-item>
                <text:p text:style-name="P46">Tiempo de Carga:<text:span text:style-name="T22"> 30s</text:span></text:p>
              </text:list-item>
            </text:list>
          </table:table-cell>
          <table:table-cell table:style-name="Table1.A2" office:value-type="string">
            <text:list xml:id="list2089604585" text:continue-numbering="true" text:style-name="L4">
              <text:list-item>
                <text:p text:style-name="P46">FPS: <text:span text:style-name="T22">1-19</text:span></text:p>
              </text:list-item>
              <text:list-item>
                <text:p text:style-name="P46">Tiempo de Carga<text:span text:style-name="T22">: 3s</text:span></text:p>
              </text:list-item>
            </text:list>
          </table:table-cell>
        </table:table-row>
        <table:table-row>
          <table:table-cell table:style-name="Table1.A2" table:number-columns-spanned="2" office:value-type="string">
            <text:p text:style-name="P35">Calidad Media</text:p>
          </table:table-cell>
          <table:covered-table-cell/>
        </table:table-row>
        <table:table-row>
          <table:table-cell table:style-name="Table1.A3" office:value-type="string">
            <text:list xml:id="list499508342" text:style-name="L5">
              <text:list-item>
                <text:p text:style-name="P47">FPS: <text:span text:style-name="T22">1 – 13</text:span></text:p>
              </text:list-item>
              <text:list-item>
                <text:p text:style-name="P47">Tiempo de Carga:<text:span text:style-name="T22"> 22s</text:span></text:p>
              </text:list-item>
            </text:list>
          </table:table-cell>
          <table:table-cell table:style-name="Table1.A2" office:value-type="string">
            <text:list xml:id="list1700407169" text:style-name="L6">
              <text:list-item>
                <text:p text:style-name="P48"><text:span text:style-name="T18">FPS: </text:span><text:span text:style-name="T22">5 -21</text:span></text:p>
              </text:list-item>
              <text:list-item>
                <text:p text:style-name="P48"><text:span text:style-name="T18">Tiempo de Carga:</text:span><text:span text:style-name="T22"> 2s</text:span></text:p>
              </text:list-item>
            </text:list>
          </table:table-cell>
        </table:table-row>
        <table:table-row>
          <table:table-cell table:style-name="Table1.A2" table:number-columns-spanned="2" office:value-type="string">
            <text:p text:style-name="P35">Calidad Baja</text:p>
          </table:table-cell>
          <table:covered-table-cell/>
        </table:table-row>
        <table:table-row>
          <table:table-cell table:style-name="Table1.A3" office:value-type="string">
            <text:list xml:id="list476514233" text:continue-list="list499508342" text:style-name="L5">
              <text:list-item>
                <text:p text:style-name="P47">FPS: <text:span text:style-name="T22">1 – 16</text:span></text:p>
              </text:list-item>
              <text:list-item>
                <text:p text:style-name="P47">Tiempo de Carga:<text:span text:style-name="T22"> 17s</text:span></text:p>
              </text:list-item>
            </text:list>
          </table:table-cell>
          <table:table-cell table:style-name="Table1.A2" office:value-type="string">
            <text:list xml:id="list1234070185" text:continue-numbering="true" text:style-name="L5">
              <text:list-item>
                <text:p text:style-name="P47">FPS: <text:span text:style-name="T22">3 – 24</text:span></text:p>
              </text:list-item>
              <text:list-item>
                <text:p text:style-name="P47">Tiempo de Carga:<text:span text:style-name="T22"> 2s</text:span></text:p>
              </text:list-item>
            </text:list>
          </table:table-cell>
        </table:table-row>
      </table:table>
      <text:p text:style-name="P13"/>
      <text:p text:style-name="P25"><text:tab/><text:span text:style-name="T28">Compatibilidad con Canvas y WebGL</text:span></text:p>
      <text:p text:style-name="P12"/>
      <text:p text:style-name="P18"><text:soft-page-break/><text:tab/>El renderizado con esta nueva tecnología es incompatible debido a que la tarjeta gráfica de las portátiles Canaima es integrada. Cabe destacar que el renderizado 3D con <text:span text:style-name="T18">canvas</text:span> es mucho mas eficiente que en la versión 2.0 de Canaima. El renderizado de modelos 3D, objetos, iluminaciones y escenarios ronda entre 1 y 22 fotogramas por segundo, al contrario de su predecesor que renderiza entre 1 y 8 fps.</text:p>
      <text:p text:style-name="P13"/>
      <text:p text:style-name="P13"/>
      <text:p text:style-name="P13">4.- Referente a las Pruebas del SO Canaima 3.1:</text:p>
      <text:p text:style-name="P13"><text:tab/></text:p>
      <text:p text:style-name="P13"><text:tab/><text:span text:style-name="T22">Una vez realizadas las pruebas al SO Canaima 3.1 se detectaron las siguientes debilidades, las cuales hay que considerar para el buen funcionamiento de los recursos:</text:span></text:p>
      <text:p text:style-name="P21"/>
      <text:list xml:id="list706090345" text:style-name="L7">
        <text:list-item>
          <text:p text:style-name="P42">El SO Canaima 3.1 no cuenta con el paquete <text:span text:style-name="T18">firmware-realtek 0.28+squeeze1 </text:span><text:span text:style-name="T22">instalado por defecto, el cual es</text:span><text:span text:style-name="T18"> </text:span>necesario para conectarse a internet o a una red local.</text:p>
        </text:list-item>
        <text:list-item>
          <text:p text:style-name="P42">La versión de <text:span text:style-name="T18">blender</text:span> que aparece en los repositorios de Canaima 3.1, es la 2.49 y la versión mínima necesaria para utilizar el intérprete virtual es la 2.63.</text:p>
        </text:list-item>
        <text:list-item>
          <text:p text:style-name="P39"><text:span text:style-name="T22">La configuración de la red por defecto en Canaima 3.1 no incluye la interfaz </text:span><text:span text:style-name="T23">loopback</text:span><text:span text:style-name="T22"> que es utilizada por servicios locales (localhost).</text:span></text:p>
        </text:list-item>
      </text:list>
      <text:p text:style-name="P19"/>
      <text:p text:style-name="P13">5.- Consideraciones a futuro para SO Canaima.</text:p>
      <text:p text:style-name="P18"/>
      <text:p text:style-name="P15"><text:span text:style-name="T22"><text:tab/>Como el Sistema Operativo Canaima esta basado en Debian es importante considerar para futuras actualizaciones que en el SO Debian testing (wheezy) el paquete </text:span><text:span text:style-name="T23">speech-dispatcher</text:span><text:span text:style-name="T22"> toma el control de las salidas de audio e impide al usuario hacer uso de ellas. </text:span></text:p>
      <text:p text:style-name="P23"/>
      <text:p text:style-name="P22"/>
      <text:p text:style-name="P14"/>
      <text:p text:style-name="P14"/>
      <text:p text:style-name="P14"/>
      <text:p text:style-name="P14"/>
      <text:p text:style-name="P14"/>
      <text:p text:style-name="P14"/>
      <text:p text:style-name="P14"/>
      <text:p text:style-name="P14"/>
      <text:p text:style-name="P14"/>
      <text:p text:style-name="P11">JG/ J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Lucidasans" svg:font-family="Lucidasans"/>
    <style:font-face style:name="OpenSymbol" svg:font-family="OpenSymbol"/>
    <style:font-face style:name="StarSymbol" svg:font-family="StarSymbol, 'Arial Unicode MS'"/>
    <style:font-face style:name="Arial" svg:font-family="Arial" style:font-family-generic="swiss"/>
    <style:font-face style:name="arial" svg:font-family="arial" style:font-family-generic="swiss"/>
    <style:font-face style:name="DejaVu Sans1" svg:font-family="'DejaVu Sans'" style:font-pitch="variable"/>
    <style:font-face style:name="Berling Antiqua" svg:font-family="'Berling Antiqua', 'Times New Roman'"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V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style:font-name="Berling Antiqua" fo:font-size="14pt" style:font-size-asian="14pt" style:font-name-complex="Berling Antiqua"/>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CITA_20_FUERA_20_DEL_20_PÁRRAFO" style:display-name="CITA FUERA DEL PÁRRAFO" style:family="paragraph" style:parent-style-name="Text_20_body_20_indent">
      <style:paragraph-properties fo:margin="100%" fo:margin-left="1.501cm" fo:margin-right="1.586cm" fo:margin-top="0.212cm" fo:margin-bottom="0.212cm" fo:text-align="justify" style:justify-single-word="false" fo:text-indent="0.501cm" style:auto-text-indent="false"/>
      <style:text-properties style:font-name="Book Antiqua" fo:language="es" fo:country="ES" style:font-name-complex="Book Antiqua"/>
    </style:style>
    <style:style style:name="Footnote" style:family="paragraph" style:parent-style-name="Standard" style:class="extra"/>
    <style:style style:name="Texto_20_independiente_20_2" style:display-name="Texto independiente 2" style:family="paragraph" style:parent-style-name="Standard">
      <style:paragraph-properties fo:text-align="justify" style:justify-single-word="false"/>
      <style:text-properties fo:font-size="12pt" fo:language="es" fo:country="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text:number-lines="false" text:line-number="0">
        <style:tab-stops>
          <style:tab-stop style:position="8.345cm" style:type="center"/>
          <style:tab-stop style:position="16.69cm" style:type="right"/>
        </style:tab-stops>
      </style:paragraph-properties>
    </style:style>
    <style:style style:name="Header" style:family="paragraph" style:parent-style-name="Standard" style:class="extra">
      <style:paragraph-properties text:number-lines="false" text:line-number="0">
        <style:tab-stops>
          <style:tab-stop style:position="8.345cm" style:type="center"/>
          <style:tab-stop style:position="16.69cm" style:type="right"/>
        </style:tab-stops>
      </style:paragraph-properties>
    </style:style>
    <style:style style:name="Absatz-Standardschriftart" style:family="text"/>
    <style:style style:name="WW8Num1z0" style:family="text">
      <style:text-properties style:font-name="StarSymbol"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1z2" style:family="text">
      <style:text-properties style:font-name="StarSymbol" fo:font-size="9pt" style:font-size-asian="9pt" style:font-name-complex="StarSymbol1" style:font-size-complex="9pt"/>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2z0" style:family="text">
      <style:text-properties style:font-name="Symbol" fo:font-size="9pt" style:font-size-asian="9pt" style:font-name-complex="StarSymbol1" style:font-size-complex="9pt"/>
    </style:style>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Fuente_20_de_20_párrafo_20_predeter." style:display-name="Fuente de párrafo predeter."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101cm" fo:text-align="center" style:justify-single-word="false"/>
    </style:style>
    <style:style style:name="MT1" style:family="text">
      <style:text-properties style:use-window-font-color="true" style:font-name="Arial" fo:font-size="10pt" fo:language="es" fo:country="ES" fo:font-style="italic" fo:font-weight="bold" style:font-name-asian="Arial"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MT2" style:family="text">
      <style:text-properties style:use-window-font-color="true" style:font-name="Arial" fo:font-size="10pt" fo:language="es" fo:country="ES" fo:font-style="italic" fo:font-weight="bold" style:font-name-asian="Arial Unicode MS"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MT3" style:family="text">
      <style:text-properties style:use-window-font-color="true" style:font-name="Arial" fo:font-size="10pt" fo:language="es" fo:country="ES" fo:font-style="italic" fo:font-weight="bold"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Mfr1" style:family="graphic" style:parent-style-name="Label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699cm" fo:margin-left="0cm" fo:margin-right="0cm" fo:margin-top="0.6cm" style:dynamic-spacing="true"/>
      </style:footer-style>
    </style:page-layout>
    <style:page-layout style:name="Mpm2">
      <style:page-layout-properties fo:page-width="21.59cm" fo:page-height="27.94cm" style:num-format="1" style:print-orientation="portrait" fo:margin-top="2.999cm" fo:margin-bottom="2.699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áficos1" text:anchor-type="as-char" svg:width="17.59cm" svg:height="1.21cm" draw:z-index="4"><draw:image xlink:href="Pictures/10000000000014C30000016EC17DD878.jpg" xlink:type="simple" xlink:show="embed" xlink:actuate="onLoad"/></draw:frame></text:p>
      </style:header>
      <style:footer>
        <text:p text:style-name="MP1"><text:span text:style-name="MT1">“</text:span><text:span text:style-name="MT2">Año</text:span><text:span text:style-name="MT1"> </text:span><text:span text:style-name="MT3">2012:</text:span><text:span text:style-name="MT1"> </text:span><text:span text:style-name="MT3">Año</text:span><text:span text:style-name="MT1"> </text:span><text:span text:style-name="MT3">del</text:span><text:span text:style-name="MT1"> </text:span><text:span text:style-name="MT3">Bicentenario</text:span><text:span text:style-name="MT1"> </text:span><text:span text:style-name="MT3">del</text:span><text:span text:style-name="MT1"> </text:span><text:span text:style-name="MT3">5</text:span><text:span text:style-name="MT1"> </text:span><text:span text:style-name="MT3">de</text:span><text:span text:style-name="MT1"> </text:span><text:span text:style-name="MT3">julio</text:span><text:span text:style-name="MT1"> </text:span><text:span text:style-name="MT3">de</text:span><text:span text:style-name="MT1"> </text:span><text:span text:style-name="MT3">1811</text:span><text:span text:style-name="MT1">”</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Antonio Nuñez</meta:initial-creator>
    <meta:creation-date>2007-01-30T12:13:00</meta:creation-date>
    <dc:date>2013-02-02T17:34:21</dc:date>
    <meta:print-date>2011-08-30T15:21:00</meta:print-date>
    <meta:editing-cycles>86</meta:editing-cycles>
    <meta:editing-duration>PT18H30M40S</meta:editing-duration>
    <meta:generator>LibreOffice/3.5$Linux_x86 LibreOffice_project/350m1$Build-2</meta:generator>
    <meta:document-statistic meta:table-count="2" meta:image-count="1" meta:object-count="0" meta:page-count="5" meta:paragraph-count="94" meta:word-count="1422" meta:character-count="8750" meta:non-whitespace-character-count="7760"/>
    <meta:user-defined meta:name="Información 1"/>
    <meta:user-defined meta:name="Información 2"/>
    <meta:user-defined meta:name="Información 3"/>
    <meta:user-defined meta:name="Información 4"/>
  </office:meta>
</office:document-meta>
</file>